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01</text:p>
      <text:h text:style-name="Heading_20_1" text:outline-level="1">This is the main heading</text:h>
      <text:p text:style-name="Standard">Some example paragraph. Lets test some nice characters: áéíóú ÁÉÍÓÚ ñÑ ü </text:p>
      <text:h text:style-name="Heading_20_2" text:outline-level="2">Secundary Heading</text:h>
      <text:p text:style-name="Standard">This a paragraph that should be below the “Secundary Heading”.</text:p>
      <text:p text:style-name="Standard"/>
      <text:h text:style-name="Heading_20_3" text:outline-level="3">Third level heading</text:h>
      <text:p text:style-name="Standard">This is a a paragraph within a third level </text:p>
      <text:p text:style-name="Standard"/>
      <text:h text:style-name="Heading_20_2" text:outline-level="2">Another secundary <text:span text:style-name="T2">heading</text:span></text:h>
      <text:p text:style-name="Standard">A couple</text:p>
      <text:p text:style-name="Standard"><text:s/>of l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é María García Pérez</meta:initial-creator>
    <meta:creation-date>2010-04-17T18:05:30</meta:creation-date>
    <meta:document-statistic meta:table-count="0" meta:image-count="0" meta:object-count="0" meta:page-count="1" meta:paragraph-count="10" meta:word-count="50" meta:character-count="286"/>
    <dc:date>2010-04-17T18:23:37</dc:date>
    <dc:creator>José María García Pérez</dc:creator>
    <meta:editing-duration>PT00H02M57S</meta:editing-duration>
    <meta:editing-cycles>1</meta:editing-cycles>
    <meta:generator>OpenOffice.org/3.1$Linux OpenOffice.org_project/310m19$Build-9420</meta:generator>
  </office:meta>
</office:document-meta>
</file>